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453.54pt" svg:height="255.23pt" svg:x="35.55pt" svg:y="195.76pt">
            <loext:p draw:notify-on-update-of-ranges="Лист1.A1:Лист1.A11 Лист1.B1:Лист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EXP(-[.A1]*[.A1]*4.8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EXP(-[.A2]*[.A2]*4.8)" office:value-type="float" office:value="0.953133787077505" calcext:value-type="float">
            <text:p>0.953133787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EXP(-[.A3]*[.A3]*4.8)" office:value-type="float" office:value="0.825306868491682" calcext:value-type="float">
            <text:p>0.825306868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EXP(-[.A4]*[.A4]*4.8)" office:value-type="float" office:value="0.649209376685147" calcext:value-type="float">
            <text:p>0.649209376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EXP(-[.A5]*[.A5]*4.8)" office:value-type="float" office:value="0.463940021091647" calcext:value-type="float">
            <text:p>0.463940021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EXP(-[.A6]*[.A6]*4.8)" office:value-type="float" office:value="0.301194211912202" calcext:value-type="float">
            <text:p>0.301194211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EXP(-[.A7]*[.A7]*4.8)" office:value-type="float" office:value="0.177639333595135" calcext:value-type="float">
            <text:p>0.177639333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EXP(-[.A8]*[.A8]*4.8)" office:value-type="float" office:value="0.0951786145023476" calcext:value-type="float">
            <text:p>0.095178614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EXP(-[.A9]*[.A9]*4.8)" office:value-type="float" office:value="0.0463284053281622" calcext:value-type="float">
            <text:p>0.046328405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EXP(-[.A10]*[.A10]*4.8)" office:value-type="float" office:value="0.0204862776479797" calcext:value-type="float">
            <text:p>0.02048627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EXP(-[.A11]*[.A11]*4.8)" office:value-type="float" office:value="0.00822974704902003" calcext:value-type="float">
            <text:p>0.0082297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1:36:02.261000000</meta:creation-date>
    <dc:date>2017-01-21T16:23:22.841000000</dc:date>
    <meta:editing-duration>PT4H47M23S</meta:editing-duration>
    <meta:editing-cycles>2</meta:editing-cycles>
    <meta:generator>LibreOffice/5.0.1.2$Windows_x86 LibreOffice_project/81898c9f5c0d43f3473ba111d7b351050be20261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3.017cm" svg:y="4.203cm" style:legend-expansion="high" chart:style-name="ch2"/>
        <chart:plot-area chart:style-name="ch3" table:cell-range-address="Лист1.A1:Лист1.B11" chart:data-source-has-labels="column" svg:x="0.32cm" svg:y="0.18cm" svg:width="12.377cm" svg:height="8.645cm">
          <chartooo:coordinate-region svg:x="1.047cm" svg:y="0.38cm" svg:width="11.556cm" svg:height="7.798cm"/>
          <chart:axis chart:dimension="x" chart:name="primary-x" chart:style-name="ch4" chartooo:axis-type="auto">
            <chartooo:date-scale/>
            <chart:categories table:cell-range-address="Лист1.A1:Лист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1:Лист1.B1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Лист1.A1:Лист1.A11</svg:desc>
                </draw:g>
              </table:table-cell>
              <table:table-cell office:value-type="float" office:value="1">
                <text:p>1</text:p>
                <draw:g>
                  <svg:desc>Лист1.B1:Лист1.B11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953133787077505">
                <text:p>0.95313378707750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825306868491682">
                <text:p>0.82530686849168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649209376685147">
                <text:p>0.649209376685147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463940021091647">
                <text:p>0.46394002109164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301194211912202">
                <text:p>0.30119421191220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177639333595135">
                <text:p>0.17763933359513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0951786145023476">
                <text:p>0.095178614502347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463284053281622">
                <text:p>0.046328405328162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0204862776479797">
                <text:p>0.020486277647979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822974704902003">
                <text:p>0.00822974704902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